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681in" fo:margin-left="0in" table:align="left" style:writing-mode="lr-tb"/>
    </style:style>
    <style:style style:name="Table1.A" style:family="table-column">
      <style:table-column-properties style:column-width="3.634in"/>
    </style:style>
    <style:style style:name="Table1.A1" style:family="table-cell">
      <style:table-cell-properties style:vertical-align="top" fo:padding="0.0694in" fo:border="1pt solid #000000"/>
    </style:style>
    <style:style style:name="P1" style:family="paragraph" style:parent-style-name="Title">
      <style:paragraph-properties fo:line-height="115%" fo:text-align="center" style:justify-single-word="false" fo:break-before="auto" fo:break-after="auto" style:writing-mode="lr-tb"/>
    </style:style>
    <style:style style:name="P2" style:family="paragraph" style:parent-style-name="Subtitle">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Standard">
      <style:paragraph-properties fo:line-height="115%" fo:break-before="auto" fo:break-after="auto" style:writing-mode="lr-tb"/>
      <style:text-properties style:text-line-through-style="solid"/>
    </style:style>
    <style:style style:name="P7"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style>
    <style:style style:name="P8"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5in" fo:margin-right="0in" fo:line-height="115%" fo:text-indent="0in" style:auto-text-indent="false" fo:break-before="auto" fo:break-after="auto" style:writing-mode="lr-tb"/>
    </style:style>
    <style:style style:name="P10" style:family="paragraph" style:parent-style-name="Standard">
      <style:paragraph-properties fo:margin-left="0in" fo:margin-right="0in" fo:line-height="115%" fo:text-indent="0.5in" style:auto-text-indent="false" fo:break-before="auto" fo:break-after="auto" style:writing-mode="lr-tb"/>
    </style:style>
    <style:style style:name="P11" style:family="paragraph" style:parent-style-name="Standard" style:list-style-name="LS1">
      <style:paragraph-properties fo:margin-top="0in" fo:margin-bottom="0in" fo:line-height="115%" fo:break-before="auto" fo:break-after="auto" style:writing-mode="lr-tb"/>
    </style:style>
    <style:style style:name="P12" style:family="paragraph" style:parent-style-name="Standard" style:list-style-name="LS2">
      <style:paragraph-properties fo:margin-top="0in" fo:margin-bottom="0in" fo:line-height="115%" fo:break-before="auto" fo:break-after="auto" style:writing-mode="lr-tb"/>
    </style:style>
    <style:style style:name="P13" style:family="paragraph" style:parent-style-name="Standard" style:list-style-name="LS3">
      <style:paragraph-properties fo:margin-top="0in" fo:margin-bottom="0in" fo:line-height="115%" fo:break-before="auto" fo:break-after="auto" style:writing-mode="lr-tb"/>
    </style:style>
    <style:style style:name="P14" style:family="paragraph" style:parent-style-name="Standard" style:list-style-name="LS4">
      <style:paragraph-properties fo:margin-top="0in" fo:margin-bottom="0in" fo:line-height="115%" fo:break-before="auto" fo:break-after="auto" style:writing-mode="lr-tb"/>
    </style:style>
    <style:style style:name="P15" style:family="paragraph" style:parent-style-name="Standard" style:list-style-name="LS5">
      <style:paragraph-properties fo:margin-top="0in" fo:margin-bottom="0in" fo:line-height="115%" fo:break-before="auto" fo:break-after="auto" style:writing-mode="lr-tb"/>
    </style:style>
    <style:style style:name="P16" style:family="paragraph" style:parent-style-name="Standard" style:list-style-name="LS6">
      <style:paragraph-properties fo:margin-top="0in" fo:margin-bottom="0in" fo:line-height="115%" fo:break-before="auto" fo:break-after="auto" style:writing-mode="lr-tb"/>
    </style:style>
    <style:style style:name="P17" style:family="paragraph" style:parent-style-name="Standard" style:list-style-name="LS7">
      <style:paragraph-properties fo:margin-top="0in" fo:margin-bottom="0in" fo:line-height="115%" fo:break-before="auto" fo:break-after="auto" style:writing-mode="lr-tb"/>
    </style:style>
    <style:style style:name="P18" style:family="paragraph" style:parent-style-name="Standard" style:list-style-name="LS8">
      <style:paragraph-properties fo:margin-top="0in" fo:margin-bottom="0in" fo:line-height="115%" fo:break-before="auto" fo:break-after="auto" style:writing-mode="lr-tb"/>
    </style:style>
    <style:style style:name="P19" style:family="paragraph" style:parent-style-name="Standard" style:list-style-name="LS9">
      <style:paragraph-properties fo:margin-top="0in" fo:margin-bottom="0in" fo:line-height="115%" fo:break-before="auto" fo:break-after="auto" style:writing-mode="lr-tb"/>
    </style:style>
    <style:style style:name="P20" style:family="paragraph" style:parent-style-name="Standard" style:list-style-name="LS10">
      <style:paragraph-properties fo:margin-top="0in" fo:margin-bottom="0in" fo:line-height="115%" fo:break-before="auto" fo:break-after="auto" style:writing-mode="lr-tb"/>
    </style:style>
    <style:style style:name="P21" style:family="paragraph" style:parent-style-name="Standard">
      <style:paragraph-properties fo:line-height="115%" fo:break-before="page" style:writing-mode="lr-tb"/>
      <style:text-properties style:text-line-through-style="solid"/>
    </style:style>
    <style:style style:name="P22" style:family="paragraph" style:parent-style-name="Standard">
      <style:paragraph-properties fo:line-height="115%" fo:break-before="auto" fo:break-after="auto" style:writing-mode="lr-tb"/>
      <style:text-properties style:text-line-through-style="solid"/>
    </style:style>
    <style:style style:name="P23" style:family="paragraph" style:parent-style-name="Heading_20_3">
      <style:paragraph-properties fo:line-height="115%" fo:break-before="auto" fo:break-after="auto" style:writing-mode="lr-tb"/>
    </style:style>
    <style:style style:name="P24" style:family="paragraph" style:parent-style-name="Heading_20_2">
      <style:paragraph-properties fo:line-height="115%" fo:break-before="auto" fo:break-after="auto" style:writing-mode="lr-tb"/>
    </style:style>
    <style:style style:name="P25" style:family="paragraph" style:parent-style-name="Heading_20_2">
      <style:paragraph-properties fo:line-height="115%" fo:break-before="page" style:writing-mode="lr-tb"/>
    </style:style>
    <style:style style:name="P26" style:family="paragraph" style:parent-style-name="Title" style:master-page-name="Standard">
      <style:paragraph-properties fo:line-height="115%" fo:text-align="center" style:justify-single-word="false" style:page-number="auto" fo:break-before="auto" fo:break-after="auto" style:writing-mode="lr-tb"/>
    </style:style>
    <style:style style:name="P27"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ff0000" style:font-name="Arial" fo:font-size="11pt" fo:font-weight="bold" style:font-name-asian="Arial" style:font-size-asian="11pt" style:font-weight-asian="bold" style:font-name-complex="Arial" style:font-size-complex="11pt" style:font-weight-complex="bold"/>
    </style:style>
    <style:style style:name="T3" style:family="text">
      <style:text-properties fo:color="#1155cc"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text-line-through-style="solid"/>
    </style:style>
    <style:style style:name="T9" style:family="text">
      <style:text-properties style:text-line-through-style="solid" fo:font-weight="bold" style:font-weight-asian="bold" style:font-weight-complex="bold"/>
    </style:style>
    <style:style style:name="T10" style:family="text">
      <style:text-properties style:text-line-through-style="solid" fo:font-style="italic" style:font-style-asian="italic" style:font-style-complex="italic"/>
    </style:style>
    <style:style style:name="T1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h.x5my9e2x3yz7"/><office:annotation><dc:date>0000-00-00T00:00:00</dc:date><text:p text:style-name="P27"><text:span text:style-name="T11">Työdokumentti, joka kun saadaan valmiiksi niin laitetaan Eventbriten kautta jakoon, jonne sitten osallistujat voivat ilmoittautua.</text:span></text:p></office:annotation><text:span text:style-name="T2">Sisällöt</text:span><text:span text:style-name="T2">, </text:span><text:span text:style-name="T2">tarkemmat</text:span><text:span text:style-name="T2"> </text:span><text:span text:style-name="T2">aikataulut</text:span><text:span text:style-name="T2"> </text:span><text:span text:style-name="T2">jne</text:span><text:span text:style-name="T2"> </text:span><text:span text:style-name="T2">työstetään</text:span><text:span text:style-name="T2"> </text:span><text:span text:style-name="T2">nyt</text:span><text:span text:style-name="T2"> </text:span><text:span text:style-name="T2">täällä</text:span><text:span text:style-name="T2"> </text:span><text:span text:style-name="T2">kuntoon</text:span><text:span text:style-name="T2">, </text:span><text:span text:style-name="T2">joten</text:span><text:span text:style-name="T2"> </text:span><text:span text:style-name="T2">tätä</text:span><text:span text:style-name="T2"> </text:span><text:span text:style-name="T2">saa</text:span><text:span text:style-name="T2"> </text:span><text:span text:style-name="T2">ja</text:span><text:span text:style-name="T2"> </text:span><text:span text:style-name="T2">pitää</text:span><text:span text:style-name="T2"> </text:span><text:span text:style-name="T2">kommentoida</text:span><text:span text:style-name="T2"> </text:span><text:span text:style-name="T2">ja</text:span><text:span text:style-name="T2"> </text:span><text:span text:style-name="T2">muokata</text:span><text:span text:style-name="T2">.</text:span></text:p>
      <text:p text:style-name="P1"><text:bookmark text:name="h.1d07kzvhe5jl"/>Open Knowledge Roadshow 2014 <text:s/>- Lapland </text:p>
      <text:p text:style-name="P2"><text:bookmark text:name="h.etocjxckboww"/>Avoimen tiedon kuntakierros <text:s/>2014 - Lappi</text:p>
      <text:h text:style-name="P24" text:outline-level="10"><text:bookmark text:name="h.tc41bvkri66g"/>Aika:</text:h>
      <text:p text:style-name="P4">tiistai 28.10.2014 klo 9 - 11.30 (esittely ja caset), lounas, 12 - 16 (työpajat, hankesuunnittelu jne ) </text:p>
      <text:h text:style-name="P24" text:outline-level="10"><text:bookmark text:name="h.fntlrfnxe3g5"/>Paikka:</text:h>
      <text:p text:style-name="P3"><office:annotation><dc:date>0000-00-00T00:00:00</dc:date><text:p text:style-name="P27"><text:span text:style-name="T11">Tästä pitäisi tehdä päätös aika pian: eli missä haluamme tapahtuman järjestää?</text:span></text:p></office:annotation>Kaiksi vaihtoehtoa tällä hetkellä tarjolla Rovaniemeltä, käytännöllisin ja luovin tila otetaan.. ;)</text:p>
      <text:list xml:id="list9244861531" text:style-name="LS1">
        <text:list-item>
          <text:p text:style-name="P11">Kulttuurihdistys Valsa <text:s/>ry <text:s/>(asiasta puhuttu pj.. Suvi Jumiskon kanssa <text:s/>ja varaus tehty,</text:p>
        </text:list-item>
        <text:list-item>
          <text:p text:style-name="P11">LapinAMK/pLab (asiaa selvittää Arttu Salonen)</text:p>
        </text:list-item>
        <text:list-item>
          <text:p text:style-name="P11">Paikalle voi tulla vaikka 30 ihmistä ja www-yhteydet on oltava (ulos ja sisään)</text:p>
        </text:list-item>
        <text:list-item>
          <text:p text:style-name="P11">Valsan tila on mun mielestä tosi kiva ja vähän innostavampi kuin esim. tyyppilliset yo:lla olevat luokkahuoneet, mutta AMK:lla myös varmaan löytyy hyviä tiloja..</text:p>
        </text:list-item>
      </text:list>
      <text:h text:style-name="P24" text:outline-level="10"><text:bookmark text:name="h.be7w1minorw5"/>Ilmoittautuminen, tiedotus, viestintä ja etäosallistuminen</text:h>
      <text:list xml:id="list1003002059" text:style-name="LS2">
        <text:list-item>
          <text:p text:style-name="P12">Eventbrite: <text:a xlink:type="simple" xlink:href="https://www.eventbrite.com/e/avoimen-tiedon-kuntakiertue-open-knowledge-roadshow-2014-lappi-registration-12907872795"><text:span text:style-name="T3">Ilmoittautumiset</text:span></text:a><text:a xlink:type="simple" xlink:href="https://www.eventbrite.com/e/avoimen-tiedon-kuntakiertue-open-knowledge-roadshow-2014-lappi-registration-12907872795"><text:span text:style-name="T3"> </text:span></text:a><text:a xlink:type="simple" xlink:href="https://www.eventbrite.com/e/avoimen-tiedon-kuntakiertue-open-knowledge-roadshow-2014-lappi-registration-12907872795"><text:span text:style-name="T3">ja</text:span></text:a><text:a xlink:type="simple" xlink:href="https://www.eventbrite.com/e/avoimen-tiedon-kuntakiertue-open-knowledge-roadshow-2014-lappi-registration-12907872795"><text:span text:style-name="T3"> </text:span></text:a><text:a xlink:type="simple" xlink:href="https://www.eventbrite.com/e/avoimen-tiedon-kuntakiertue-open-knowledge-roadshow-2014-lappi-registration-12907872795"><text:span text:style-name="T3">tapahtumainfo</text:span></text:a></text:p>
        </text:list-item>
        <text:list-item>
          <text:p text:style-name="P12">OKFFI: <text:a xlink:type="simple" xlink:href="http://fi.okfn.org/roadshow2014/"><text:span text:style-name="T3">Open</text:span></text:a><text:a xlink:type="simple" xlink:href="http://fi.okfn.org/roadshow2014/"><text:span text:style-name="T3"> </text:span></text:a><text:a xlink:type="simple" xlink:href="http://fi.okfn.org/roadshow2014/"><text:span text:style-name="T3">Knowledge</text:span></text:a><text:a xlink:type="simple" xlink:href="http://fi.okfn.org/roadshow2014/"><text:span text:style-name="T3"> </text:span></text:a><text:a xlink:type="simple" xlink:href="http://fi.okfn.org/roadshow2014/"><text:span text:style-name="T3">Roadshow</text:span></text:a><text:a xlink:type="simple" xlink:href="http://fi.okfn.org/roadshow2014/"><text:span text:style-name="T3"> 2014</text:span></text:a></text:p>
        </text:list-item>
        <text:list-item>
          <text:p text:style-name="P12">Facebook: <text:a xlink:type="simple" xlink:href="https://www.facebook.com/events/1499323086978557/"><text:span text:style-name="T3">Tapahtuma</text:span></text:a><text:a xlink:type="simple" xlink:href="https://www.facebook.com/events/1499323086978557/"><text:span text:style-name="T3"> </text:span></text:a><text:a xlink:type="simple" xlink:href="https://www.facebook.com/events/1499323086978557/"><text:span text:style-name="T3">FB</text:span></text:a><text:a xlink:type="simple" xlink:href="https://www.facebook.com/events/1499323086978557/"><text:span text:style-name="T3">:</text:span></text:a><text:a xlink:type="simple" xlink:href="https://www.facebook.com/events/1499323086978557/"><text:span text:style-name="T3">ssä</text:span></text:a></text:p>
        </text:list-item>
        <text:list-item>
          <text:p text:style-name="P12">GitHub: <text:a xlink:type="simple" xlink:href="https://github.com/AvoinLappi/opendata-models/blob/master/AvoinLappi-toimintaympäristö.pdf"><text:span text:style-name="T3">AvoinLappi</text:span></text:a><text:a xlink:type="simple" xlink:href="https://github.com/AvoinLappi/opendata-models/blob/master/AvoinLappi-toimintaympäristö.pdf"><text:span text:style-name="T3">-</text:span></text:a><text:a xlink:type="simple" xlink:href="https://github.com/AvoinLappi/opendata-models/blob/master/AvoinLappi-toimintaympäristö.pdf"><text:span text:style-name="T3">toimintaympäristö</text:span></text:a><text:a xlink:type="simple" xlink:href="https://github.com/AvoinLappi/opendata-models/blob/master/AvoinLappi-toimintaympäristö.pdf"><text:span text:style-name="T3"> (</text:span></text:a><text:a xlink:type="simple" xlink:href="https://github.com/AvoinLappi/opendata-models/blob/master/AvoinLappi-toimintaympäristö.pdf"><text:span text:style-name="T3">PDF</text:span></text:a><text:a xlink:type="simple" xlink:href="https://github.com/AvoinLappi/opendata-models/blob/master/AvoinLappi-toimintaympäristö.pdf"><text:span text:style-name="T3">)</text:span></text:a></text:p>
        </text:list-item>
      </text:list>
      <text:list xml:id="list641386948" text:style-name="LS3">
        <text:list-item>
          <text:p text:style-name="P13">Livestriimaus</text:p>
          <text:list>
            <text:list-item>
              <text:p text:style-name="P13">Tämä tarvitaan, kuka järjestää ja miten?</text:p>
            </text:list-item>
            <text:list-item>
              <text:p text:style-name="P13">Onko tilassa riittävät www-yhteydet ulos- ja sisäänpäin</text:p>
            </text:list-item>
            <text:list-item>
              <text:p text:style-name="P13">Kuka hoitaa paikalle tarvittavat kamerat, mikrofint jne..</text:p>
            </text:list-item>
            <text:list-item>
              <text:p text:style-name="P13">Voiko kahta träkkiä striimata..?</text:p>
            </text:list-item>
          </text:list>
        </text:list-item>
      </text:list>
      <text:h text:style-name="P24" text:outline-level="10"><text:bookmark text:name="h.hnssl05m80q6"/>E<office:annotation><dc:date>0000-00-00T00:00:00</dc:date><text:p text:style-name="P27"><text:span text:style-name="T11">Tässä kohdassa on myös sellaisia ihmisiä/tahoja joilta ole kysytty vielä mitään, mutta olen kaikki nyt kuitenkin listannut tänne kun mieleen on tullut. Tätä listaa voisi jatkaa myös niin, että lisätään tähän myös niitä tahoja joita kutsutaan suoraan mukaan kun saadaan tämä ohjelma valmiiksi tuonne Eventbriteen.</text:span></text:p></office:annotation>sittelyt, näytteilleasettajia, puhujia, asiantuntijoita ja yhteyshenkilöitä:</text:h>
      <text:list xml:id="list2118959474" text:style-name="LS4">
        <text:list-item>
          <text:p text:style-name="P14">Avoin tieto Lapin Digiohjelma 2010:ssa, sisältö ja rahoitus”</text:p>
        </text:list-item>
      </text:list>
      <text:p text:style-name="P9"><text:s/>→ kysytty: Olli Pohjonen, Lapin Liito</text:p>
      <text:p text:style-name="P9">--&gt; LUC/YTK + OTK (Syväjärvi, Korhonen, jne)</text:p>
      <text:list xml:id="list1126752822" text:continue-numbering="true" text:style-name="LS4">
        <text:list-item>
          <text:p text:style-name="P14">Muut kunnat/kaupungit; valtion ja kuntasektorin interessi, JulkICT <text:s/>ja caset</text:p>
        </text:list-item>
      </text:list>
      <text:p text:style-name="P3"><text:tab/>→ kysytty Elisa Kettunen, Kuntaliitto</text:p>
      <text:p text:style-name="P3"><text:tab/>→ Miktech / DigitalMikkeli Mari Kivinen, <text:a xlink:type="simple" xlink:href="mailto:mari.kivinen@miktech.fi"><text:span text:style-name="T3">mari</text:span></text:a><text:a xlink:type="simple" xlink:href="mailto:mari.kivinen@miktech.fi"><text:span text:style-name="T3">.</text:span></text:a><text:a xlink:type="simple" xlink:href="mailto:mari.kivinen@miktech.fi"><text:span text:style-name="T3">kivinen</text:span></text:a><text:a xlink:type="simple" xlink:href="mailto:mari.kivinen@miktech.fi"><text:span text:style-name="T3">@</text:span></text:a><text:a xlink:type="simple" xlink:href="mailto:mari.kivinen@miktech.fi"><text:span text:style-name="T3">miktech</text:span></text:a><text:a xlink:type="simple" xlink:href="mailto:mari.kivinen@miktech.fi"><text:span text:style-name="T3">.</text:span></text:a><text:a xlink:type="simple" xlink:href="mailto:mari.kivinen@miktech.fi"><text:span text:style-name="T3">fi</text:span></text:a></text:p>
      <text:list xml:id="list1482818002" text:continue-numbering="true" text:style-name="LS4">
        <text:list-item>
          <text:p text:style-name="P14">Avoimen tiedon toimintaympäristö: “Innovaatio-perustainen OpenData-ekosysteemi”</text:p>
        </text:list-item>
      </text:list>
      <text:p text:style-name="P10"><text:s/>→ kysytty Heikki Salo (Valomo/HSS Consulting): 2014/elokuu </text:p>
      <text:list xml:id="list1570373476" text:continue-numbering="true" text:style-name="LS4">
        <text:list-item>
          <text:p text:style-name="P14"><text:span text:style-name="T4">AvoinLappi</text:span><text:span text:style-name="T4">:</text:span> verkosto, konsortio ja hanke luovaksi arktiseksi avoimeksi toimintaympäristöksi</text:p>
        </text:list-item>
      </text:list>
      <text:p text:style-name="P10">→ Arttu Salonen, LapinAMK <text:a xlink:type="simple" xlink:href="mailto:arttu.salonen@lapinamk.fi"><text:span text:style-name="T3">arttu</text:span></text:a><text:a xlink:type="simple" xlink:href="mailto:arttu.salonen@lapinamk.fi"><text:span text:style-name="T3">.</text:span></text:a><text:a xlink:type="simple" xlink:href="mailto:arttu.salonen@lapinamk.fi"><text:span text:style-name="T3">salonen</text:span></text:a><text:a xlink:type="simple" xlink:href="mailto:arttu.salonen@lapinamk.fi"><text:span text:style-name="T3">@</text:span></text:a><text:a xlink:type="simple" xlink:href="mailto:arttu.salonen@lapinamk.fi"><text:span text:style-name="T3">lapinamk</text:span></text:a><text:a xlink:type="simple" xlink:href="mailto:arttu.salonen@lapinamk.fi"><text:span text:style-name="T3">.</text:span></text:a><text:a xlink:type="simple" xlink:href="mailto:arttu.salonen@lapinamk.fi"><text:span text:style-name="T3">fi</text:span></text:a> </text:p>
      <text:p text:style-name="P10">→ Jukka Aaltonen, <text:a xlink:type="simple" xlink:href="mailto:avoinlappi@gmail.com"><text:span text:style-name="T3">avoinlappi</text:span></text:a><text:a xlink:type="simple" xlink:href="mailto:avoinlappi@gmail.com"><text:span text:style-name="T3">@</text:span></text:a><text:a xlink:type="simple" xlink:href="mailto:avoinlappi@gmail.com"><text:span text:style-name="T3">gmail</text:span></text:a><text:a xlink:type="simple" xlink:href="mailto:avoinlappi@gmail.com"><text:span text:style-name="T3">.</text:span></text:a><text:a xlink:type="simple" xlink:href="mailto:avoinlappi@gmail.com"><text:span text:style-name="T3">com</text:span></text:a> </text:p>
      <text:p text:style-name="P10">--&gt; <text:s/>Anu Ojala, Panu Puustinen, .</text:p>
      <text:p text:style-name="P10">--&gt; LapIT (kysytty Juhani Jutila), Rovaniemen Kehitys (Jari Kunnari)</text:p>
      <text:list xml:id="list1458588949" text:continue-numbering="true" text:style-name="LS4">
        <text:list-item>
          <text:p text:style-name="P14">Liiketoiminta- ja sovellukset, oikeusinformatiikka, IPR ja lisenssit, palvelumuotoilu, caset:</text:p>
        </text:list-item>
      </text:list>
      <text:p text:style-name="P3"><text:tab/>→ MAMK / Mikko Lampi, <text:a xlink:type="simple" xlink:href="mailto:mikko.lampi@mamk.fi"><text:span text:style-name="T3">mikko</text:span></text:a><text:a xlink:type="simple" xlink:href="mailto:mikko.lampi@mamk.fi"><text:span text:style-name="T3">.</text:span></text:a><text:a xlink:type="simple" xlink:href="mailto:mikko.lampi@mamk.fi"><text:span text:style-name="T3">lampi</text:span></text:a><text:a xlink:type="simple" xlink:href="mailto:mikko.lampi@mamk.fi"><text:span text:style-name="T3">@</text:span></text:a><text:a xlink:type="simple" xlink:href="mailto:mikko.lampi@mamk.fi"><text:span text:style-name="T3">mamk</text:span></text:a><text:a xlink:type="simple" xlink:href="mailto:mikko.lampi@mamk.fi"><text:span text:style-name="T3">.</text:span></text:a><text:a xlink:type="simple" xlink:href="mailto:mikko.lampi@mamk.fi"><text:span text:style-name="T3">fi</text:span></text:a></text:p>
      <text:list xml:id="list1067001316" text:continue-numbering="true" text:style-name="LS4">
        <text:list-item>
          <text:p text:style-name="P14">Datan saatavuus, portaalit, API:t, kehittäjäyhteisöt</text:p>
        </text:list-item>
      </text:list>
      <text:p text:style-name="P3"><text:tab/>→ kysy; Jarkko Moilanen, {API: Suomi}</text:p>
      <text:list xml:id="list541374847" text:continue-numbering="true" text:style-name="LS4">
        <text:list-item>
          <text:p text:style-name="P14">OKFFI, OpenData, My Data, kuratoitu datan avaamisen malli, käytäntö ja tulokset</text:p>
        </text:list-item>
      </text:list>
      <text:p text:style-name="P10">→ kysy: Antti Jogi Poikola, <text:a xlink:type="simple" xlink:href="mailto:antti.poikola@gmail.com"><text:span text:style-name="T3">antti</text:span></text:a><text:a xlink:type="simple" xlink:href="mailto:antti.poikola@gmail.com"><text:span text:style-name="T3">.</text:span></text:a><text:a xlink:type="simple" xlink:href="mailto:antti.poikola@gmail.com"><text:span text:style-name="T3">poikola</text:span></text:a><text:a xlink:type="simple" xlink:href="mailto:antti.poikola@gmail.com"><text:span text:style-name="T3">@</text:span></text:a><text:a xlink:type="simple" xlink:href="mailto:antti.poikola@gmail.com"><text:span text:style-name="T3">gmail</text:span></text:a><text:a xlink:type="simple" xlink:href="mailto:antti.poikola@gmail.com"><text:span text:style-name="T3">.</text:span></text:a><text:a xlink:type="simple" xlink:href="mailto:antti.poikola@gmail.com"><text:span text:style-name="T3">com</text:span></text:a> </text:p>
      <text:h text:style-name="P24" text:outline-level="10"><text:bookmark text:name="h.wjrz5oul10ls"/>Sponsorit ja media</text:h>
      <text:p text:style-name="P3">--&gt; Lapin Kansa, Uusi Rovaniemi, keihin toimittajiin ollaan yhteydessä?</text:p>
      <text:p text:style-name="P3">--&gt; kuka lähtee sponssaamaan...?</text:p>
      <text:h text:style-name="P24" text:outline-level="10"><text:bookmark text:name="h.y3fz0coof2mp"/></text:h>
      <text:h text:style-name="P25" text:outline-level="10"><text:bookmark text:name="h.eddxd50rt9s"/><text:bookmark text:name="h.fw235q497wzp"/>OHJELMA </text:h>
      <text:p text:style-name="P3"/>
      <text:p text:style-name="P3"><text:span text:style-name="T5">08.30 - 09.00</text:span> <text:tab/>Rekisteröityminen (nimi osallistujalistaan, nimikyltti, ohjelma, kahvia tarjolla)</text:p>
      <text:h text:style-name="P23" text:outline-level="10"><text:bookmark text:name="h.9utt2bvnx7nb"/>AAMUPÄIVÄ Yleinen ja yhteinen osuus (Tila: ???)</text:h>
      <text:p text:style-name="P3"/>
      <text:p text:style-name="P3">Puheenjohtaja: N.N , Organisaatio XYZ</text:p>
      <text:p text:style-name="P3"/>
      <text:p text:style-name="P3"><text:span text:style-name="T5">09.00 - 09.15</text:span> Avaus: puheenjohtaja</text:p>
      <text:list xml:id="list504098033" text:style-name="LS5">
        <text:list-item>
          <text:p text:style-name="P15">miksi avoin tieto ja kiertue, jatkumo viime vuodesta</text:p>
        </text:list-item>
      </text:list>
      <text:list xml:id="list1195682403" text:style-name="LS6">
        <text:list-item>
          <text:p text:style-name="P16">osallistujien ja päivän ohjelman esittely ja käytännön asioita päivään liittyen</text:p>
        </text:list-item>
      </text:list>
      <text:p text:style-name="P3"/>
      <text:p text:style-name="P3"><text:span text:style-name="T7">09.15 - 09.45</text:span> Aihe xyz / Puhuja: esim. Lapin Liitto, Elisa Kettunen, Heikki Salo,</text:p>
      <text:list xml:id="list1274872777" text:style-name="LS7">
        <text:list-item>
          <text:p text:style-name="P17">Varalla: M.M </text:p>
        </text:list-item>
        <text:list-item>
          <text:p text:style-name="P17">Puheenaihe esim. avoimen datan tai avoimuuden hyödyt ja mahdollisuudet julkiselle/kuntasektorille+yksityisille toimijoille arktisessa toimintaympäristössä?</text:p>
        </text:list-item>
      </text:list>
      <text:p text:style-name="P3"/>
      <text:p text:style-name="P3"><text:span text:style-name="T7">09.45 - 10.05</text:span> My Data / Antti Jogi Poikola, Open Knowledge Finland</text:p>
      <text:p text:style-name="P3"/>
      <text:p text:style-name="P3"><text:span text:style-name="T7">10.05 - 10.20</text:span> Aihe xyz / Puhuja K.K</text:p>
      <text:p text:style-name="P3"/>
      <text:p text:style-name="P3"><text:span text:style-name="T7">10.20 - 11.00</text:span> AIhe xyz / Puhuja L.L</text:p>
      <text:p text:style-name="P3"/>
      <text:p text:style-name="P3"><text:span text:style-name="T7">11.00 - 11.30</text:span> Paneeli, teemahaastattelu, tms. <text:s/>/ Vetäjä Jukka Aaltonen</text:p>
      <text:p text:style-name="P3"/>
      <text:p text:style-name="P3"><text:span text:style-name="T7">11.30-11.45 </text:span><text:span text:style-name="T7">AAMUPÄIVÄN</text:span><text:span text:style-name="T7"> </text:span><text:span text:style-name="T7">PÄÄTÖS</text:span><text:span text:style-name="T7"> </text:span><text:span text:style-name="T7">JA</text:span><text:span text:style-name="T7"> </text:span><text:span text:style-name="T7">YHTEENVETO</text:span><text:span text:style-name="T7"> </text:span>(Tila: ????)<text:line-break/>Puheenjohtaja: </text:p>
      <text:list xml:id="list100456365" text:style-name="LS8">
        <text:list-item>
          <text:p text:style-name="P18">yhteenveto aamupäivän annista</text:p>
        </text:list-item>
        <text:list-item>
          <text:p text:style-name="P18">työpajojen esittely ja iltapäivän ohjelma</text:p>
        </text:list-item>
      </text:list>
      <text:p text:style-name="P3"/>
      <text:p text:style-name="P3"><text:span text:style-name="T7">11.45-13.00 </text:span><text:span text:style-name="T7">Tutustuminen</text:span><text:span text:style-name="T7"> </text:span><text:span text:style-name="T7">pLab</text:span><text:span text:style-name="T7">:</text:span><text:span text:style-name="T7">iin</text:span><text:span text:style-name="T7"> </text:span><text:span text:style-name="T7">tai</text:span><text:span text:style-name="T7"> </text:span><text:span text:style-name="T7">Valsa</text:span><text:span text:style-name="T7"> </text:span><text:span text:style-name="T7">ry</text:span><text:span text:style-name="T7">:</text:span><text:span text:style-name="T7">n</text:span><text:span text:style-name="T7"> </text:span><text:span text:style-name="T7">tai</text:span><text:span text:style-name="T7"> .., <text:s/></text:span><text:span text:style-name="T7">verkostoitumista</text:span><text:span text:style-name="T7"> </text:span><text:span text:style-name="T7">ja</text:span><text:span text:style-name="T7"> </text:span><text:span text:style-name="T7">omakustanteinen</text:span><text:span text:style-name="T7"> </text:span><text:span text:style-name="T7">lounas</text:span><text:span text:style-name="T7"> </text:span><text:span text:style-name="T7">paikassa</text:span><text:span text:style-name="T7">: </text:span><text:span text:style-name="T7">X</text:span><text:span text:style-name="T7">, </text:span><text:span text:style-name="T7">Y</text:span><text:span text:style-name="T7"> </text:span><text:span text:style-name="T7">tai</text:span><text:span text:style-name="T7"> </text:span><text:span text:style-name="T7">Z</text:span></text:p>
      <text:p text:style-name="P5"/>
      <text:p text:style-name="P3"><text:span text:style-name="T7">13.00-16.00 </text:span><text:span text:style-name="T7">ILTAPÄIVÄ</text:span><text:span text:style-name="T7"> </text:span>Työpajat eri aihepiireistä</text:p>
      <text:p text:style-name="P3"/>
      <text:p text:style-name="P3"><text:span text:style-name="T7">Työpaja</text:span><text:span text:style-name="T7"> 1: </text:span><text:span text:style-name="T7">Avoin</text:span><text:span text:style-name="T7"> </text:span><text:span text:style-name="T7">kunta</text:span><text:span text:style-name="T7"> <text:s/>- </text:span><text:span text:style-name="T7">kiinni</text:span><text:span text:style-name="T7"> </text:span><text:span text:style-name="T7">veti</text:span><text:span text:style-name="T7">?</text:span> <text:span text:style-name="T7">/ <text:s/></text:span><text:span text:style-name="T7">N</text:span><text:span text:style-name="T7">.</text:span><text:span text:style-name="T7">N</text:span><text:span text:style-name="T7"> </text:span></text:p>
      <text:p text:style-name="P3"><text:span text:style-name="T6">Mitä</text:span><text:span text:style-name="T6"> </text:span><text:span text:style-name="T6">Avoin</text:span><text:span text:style-name="T6"> </text:span><text:span text:style-name="T6">kunta</text:span><text:span text:style-name="T6"> </text:span><text:span text:style-name="T6">tarkoittaa</text:span><text:span text:style-name="T6"> </text:span><text:span text:style-name="T6">ja</text:span><text:span text:style-name="T6"> </text:span><text:span text:style-name="T6">mitä</text:span><text:span text:style-name="T6"> </text:span><text:span text:style-name="T6">hyötyä</text:span><text:span text:style-name="T6"> </text:span><text:span text:style-name="T6">siitä</text:span><text:span text:style-name="T6"> </text:span><text:span text:style-name="T6">olisi</text:span><text:span text:style-name="T6">, </text:span><text:span text:style-name="T6">miten</text:span><text:span text:style-name="T6"> </text:span><text:span text:style-name="T6">lähteä</text:span><text:span text:style-name="T6"> </text:span><text:span text:style-name="T6">liikkeelle</text:span><text:span text:style-name="T6">?</text:span></text:p>
      <text:p text:style-name="P3"/>
      <text:p text:style-name="P3"><text:span text:style-name="T7">Työpaja</text:span><text:span text:style-name="T7"> 2: </text:span><text:span text:style-name="T7">Tekijänoikeudet</text:span><text:span text:style-name="T7"> </text:span><text:span text:style-name="T7">ja</text:span><text:span text:style-name="T7"> </text:span><text:span text:style-name="T7">lisenssit</text:span><text:span text:style-name="T7"> </text:span><text:span text:style-name="T7">/ </text:span><text:span text:style-name="T7">N</text:span><text:span text:style-name="T7">.</text:span><text:span text:style-name="T7">N</text:span><text:span text:style-name="T7"> </text:span></text:p>
      <text:p text:style-name="P3"><text:span text:style-name="T6">Tähän</text:span><text:span text:style-name="T6"> </text:span><text:span text:style-name="T6">olisi</text:span><text:span text:style-name="T6"> </text:span><text:span text:style-name="T6">hyvä</text:span><text:span text:style-name="T6"> </text:span><text:span text:style-name="T6">saada</text:span><text:span text:style-name="T6"> </text:span><text:span text:style-name="T6">sellainen</text:span><text:span text:style-name="T6"> </text:span><text:span text:style-name="T6">sisältö</text:span><text:span text:style-name="T6">/</text:span><text:span text:style-name="T6">lähestymistapa</text:span><text:span text:style-name="T6">, </text:span><text:span text:style-name="T6">mikä</text:span><text:span text:style-name="T6"> </text:span><text:span text:style-name="T6">houkuttaa</text:span><text:span text:style-name="T6"> </text:span><text:span text:style-name="T6">paikalliset</text:span><text:span text:style-name="T6"> </text:span><text:span text:style-name="T6">oikeusinformatiikka</text:span><text:span text:style-name="T6">- </text:span><text:span text:style-name="T6">ja</text:span><text:span text:style-name="T6"> </text:span><text:span text:style-name="T6">IPR</text:span><text:span text:style-name="T6">- </text:span><text:span text:style-name="T6">sekä</text:span><text:span text:style-name="T6"> </text:span><text:span text:style-name="T6">muistiorganisaatiot</text:span><text:span text:style-name="T6"> </text:span><text:span text:style-name="T6">paikalle</text:span><text:span text:style-name="T6"> :)</text:span></text:p>
      <text:p text:style-name="P3"/>
      <text:p text:style-name="P3"><text:span text:style-name="T7">Työpaja</text:span><text:span text:style-name="T7"> 3: <text:s/></text:span><text:span text:style-name="T7">Avoin</text:span><text:span text:style-name="T7"> </text:span><text:span text:style-name="T7">tieto</text:span><text:span text:style-name="T7"> </text:span><text:span text:style-name="T7">Lapissa</text:span><text:span text:style-name="T7"> </text:span><text:span text:style-name="T7">jne</text:span><text:span text:style-name="T7">..</text:span></text:p>
      <text:list xml:id="list1468038356" text:style-name="LS9">
        <text:list-item>
          <text:p text:style-name="P19">Datan luokittelu - mitä dataa voi avata ja mitä ei? </text:p>
        </text:list-item>
      </text:list>
      <text:list xml:id="list314670792" text:style-name="LS10">
        <text:list-item>
          <text:p text:style-name="P20"><text:span text:style-name="T7">Avoimesta</text:span><text:span text:style-name="T7"> </text:span><text:span text:style-name="T7">datasta</text:span><text:span text:style-name="T7"> </text:span><text:span text:style-name="T7">liiketoimintaa</text:span> - avoimen datan mahdollistamat digitaaliset palvelut</text:p>
        </text:list-item>
        <text:list-item>
          <text:p text:style-name="P20">PULL: Mitä uusia palveluja kansalaiset tarvitsevat/haluavat? Mitä uusia palveluja paikalliset yritykset/yhteisöt/julkinen sektori tarvitsee oman missionsa edistämiseksi? </text:p>
        </text:list-item>
        <text:list-item>
          <text:p text:style-name="P20">PUSH: Mitä palveluja teknologiatoimittajat/koodarit näkevät mahdolliseksi tuottaa? Mitä uusia palveluja eri toimijat tunnistavat mahdollisiksi?</text:p>
        </text:list-item>
      </text:list>
      <text:p text:style-name="P3"/>
      <text:p text:style-name="P3"/>
      <text:p text:style-name="P3"/>
      <text:p text:style-name="P21">===========================================================================</text:p>
      <text:p text:style-name="P3"><office:annotation><dc:date>0000-00-00T00:00:00</dc:date><text:p text:style-name="P27"><text:span text:style-name="T11">Otin Mari Kivisen Mikkeli-tapahtuman dokkarista nämä tänne näkyville, vertaistuen omaisesti ;) Mikkelissä on jo toiminto suhteellisen hyvin käynnissä, joten siksi kaikki näistä sisällöistä ei ole relevanttia vielä meille (kun vasta otamme ensimmäisiä askelia tässä).</text:span></text:p></office:annotation> <text:s/>MIKKELIN tapahtuman ohjelmasta copy-pastattuja (täältä voi soveltuvin osin poimia juttuja mukaan) ============================================================================</text:p>
      <text:p text:style-name="P3"><text:span text:style-name="T8">09.15 - 09.45 </text:span><text:span text:style-name="T8">Aihe</text:span><text:span text:style-name="T8"> </text:span><text:span text:style-name="T8">xx</text:span><text:span text:style-name="T8"> / </text:span><text:span text:style-name="T8">Jyrki</text:span><text:span text:style-name="T8"> </text:span><text:span text:style-name="T8">Kasvi</text:span><text:span text:style-name="T8">, </text:span><text:span text:style-name="T8">Tieke</text:span><text:span text:style-name="T8"> (</text:span><text:span text:style-name="T8">auki</text:span><text:span text:style-name="T8"> </text:span><text:span text:style-name="T8">vielä</text:span><text:span text:style-name="T8">, </text:span><text:span text:style-name="T8">soitettu</text:span><text:span text:style-name="T8"> </text:span><text:span text:style-name="T8">ja</text:span><text:span text:style-name="T8"> </text:span><text:span text:style-name="T8">spostia</text:span><text:span text:style-name="T8"> </text:span><text:span text:style-name="T8">lähetetty</text:span><text:span text:style-name="T8">)</text:span></text:p>
      <text:list xml:id="list30" text:style-name="LS7">
        <text:list-item>
          <text:p text:style-name="P17"><text:span text:style-name="T8">Varalla</text:span><text:span text:style-name="T8">: </text:span><text:span text:style-name="T8">Jarmo</text:span><text:span text:style-name="T8"> </text:span><text:span text:style-name="T8">Elukka</text:span><text:span text:style-name="T8"> </text:span><text:span text:style-name="T8">Eskelinen</text:span><text:span text:style-name="T8"> </text:span></text:p>
        </text:list-item>
        <text:list-item>
          <text:p text:style-name="P17"><text:span text:style-name="T8">Puheenaihe</text:span><text:span text:style-name="T8"> </text:span><text:span text:style-name="T8">esim</text:span><text:span text:style-name="T8">. </text:span><text:span text:style-name="T8">avoimen</text:span><text:span text:style-name="T8"> </text:span><text:span text:style-name="T8">datan</text:span><text:span text:style-name="T8"> </text:span><text:span text:style-name="T8">tai</text:span><text:span text:style-name="T8"> </text:span><text:span text:style-name="T8">avoimuuden</text:span><text:span text:style-name="T8"> </text:span><text:span text:style-name="T8">hyödyt</text:span><text:span text:style-name="T8"> </text:span><text:span text:style-name="T8">ja</text:span><text:span text:style-name="T8"> </text:span><text:span text:style-name="T8">mahdollisuudet</text:span><text:span text:style-name="T8"> </text:span><text:span text:style-name="T8">julkiselle</text:span><text:span text:style-name="T8">/</text:span><text:span text:style-name="T8">kuntasektorille</text:span><text:span text:style-name="T8">+</text:span><text:span text:style-name="T8">yksityisille</text:span><text:span text:style-name="T8"> </text:span><text:span text:style-name="T8">toimijoille</text:span><text:span text:style-name="T8"> </text:span><text:span text:style-name="T8">tässä</text:span><text:span text:style-name="T8"> </text:span><text:span text:style-name="T8">kentässä</text:span><text:span text:style-name="T8">?</text:span></text:p>
        </text:list-item>
      </text:list>
      <text:p text:style-name="P6"/>
      <text:p text:style-name="P3"><text:span text:style-name="T8">10.05 - 10.20 </text:span><text:span text:style-name="T8">Data</text:span><text:span text:style-name="T8"> - </text:span><text:span text:style-name="T8">tieto</text:span><text:span text:style-name="T8"> - </text:span><text:span text:style-name="T8">palvelu</text:span><text:span text:style-name="T8"> / </text:span><text:span text:style-name="T8">Heikki</text:span><text:span text:style-name="T8"> </text:span><text:span text:style-name="T8">Sundquist</text:span><text:span text:style-name="T8">, </text:span><text:span text:style-name="T8">Miktech</text:span><text:span text:style-name="T8"> </text:span><text:span text:style-name="T8">Oy</text:span></text:p>
      <text:p text:style-name="P6"/>
      <text:p text:style-name="P3"><text:span text:style-name="T8">*** </text:span><text:span text:style-name="T8">Aikaa</text:span><text:span text:style-name="T8"> </text:span><text:span text:style-name="T8">siirtymälle</text:span><text:span text:style-name="T8"> </text:span><text:span text:style-name="T8">trackeille</text:span><text:span text:style-name="T8"> 10</text:span><text:span text:style-name="T8">min</text:span><text:span text:style-name="T8">, </text:span><text:span text:style-name="T8">samalla</text:span><text:span text:style-name="T8"> </text:span><text:span text:style-name="T8">voi</text:span><text:span text:style-name="T8"> </text:span><text:span text:style-name="T8">tutustua</text:span><text:span text:style-name="T8"> </text:span><text:span text:style-name="T8">Roadshow</text:span><text:span text:style-name="T8"> </text:span><text:span text:style-name="T8">expoon</text:span></text:p>
      <text:p text:style-name="P6"/>
      <table:table table:name="Table1" table:style-name="Table1">
        <table:table-column table:style-name="Table1.A" table:number-columns-repeated="2"/>
        <table:table-row>
          <table:table-cell table:style-name="Table1.A1" office:value-type="string">
            <text:p text:style-name="P7"><text:span text:style-name="T1">(</text:span><text:span text:style-name="T1">paikka</text:span><text:span text:style-name="T1">??) - </text:span><text:span text:style-name="T1">TRACK</text:span><text:span text:style-name="T1"> 1: <text:line-break/></text:span><text:span text:style-name="T1">Avoin</text:span><text:span text:style-name="T1"> </text:span><text:span text:style-name="T1">kunta</text:span><text:span text:style-name="T1"> </text:span><text:span text:style-name="T1">ja</text:span><text:span text:style-name="T1"> </text:span><text:span text:style-name="T1">päätöksenteko</text:span></text:p>
            <text:p text:style-name="P8"/>
            <text:p text:style-name="P7"><text:span text:style-name="T1">10.30 - 10.50 </text:span><text:span text:style-name="T1">Avoimuuden</text:span><text:span text:style-name="T1"> </text:span><text:span text:style-name="T1">esteet</text:span><text:span text:style-name="T1"> </text:span><text:span text:style-name="T1">ja</text:span><text:span text:style-name="T1"> </text:span><text:span text:style-name="T1">hidasteet</text:span><text:span text:style-name="T1"> / </text:span><text:span text:style-name="T1">Vesa</text:span><text:span text:style-name="T1"> </text:span><text:span text:style-name="T1">Linja</text:span><text:span text:style-name="T1">-</text:span><text:span text:style-name="T1">aho</text:span></text:p>
            <text:p text:style-name="P8"/>
            <text:p text:style-name="P7"><text:span text:style-name="T1">10.50 - 11.30 </text:span><text:span text:style-name="T1">Esimerkkejä</text:span><text:span text:style-name="T1"> </text:span><text:span text:style-name="T1">Suomesta</text:span></text:p>
            <text:p text:style-name="P8"/>
            <text:p text:style-name="P7"><text:span text:style-name="T1">open</text:span><text:span text:style-name="T1">.</text:span><text:span text:style-name="T1">mikkeli</text:span><text:span text:style-name="T1">.</text:span><text:span text:style-name="T1">fi</text:span><text:span text:style-name="T1"> / </text:span><text:span text:style-name="T1">Heidi</text:span><text:span text:style-name="T1"> </text:span><text:span text:style-name="T1">Huovinen</text:span><text:span text:style-name="T1"> 10.50-11.00</text:span></text:p>
            <text:p text:style-name="P8"/>
            <text:p text:style-name="P7"><text:span text:style-name="T1">Avoin</text:span><text:span text:style-name="T1"> </text:span><text:span text:style-name="T1">tieto</text:span><text:span text:style-name="T1"> </text:span><text:span text:style-name="T1">ja</text:span><text:span text:style-name="T1"> </text:span><text:span text:style-name="T1">kuntien</text:span><text:span text:style-name="T1"> </text:span><text:span text:style-name="T1">yhteistyö</text:span><text:span text:style-name="T1"> / </text:span><text:span text:style-name="T1">Elisa</text:span><text:span text:style-name="T1"> </text:span><text:span text:style-name="T1">Kettunen</text:span><text:span text:style-name="T1">, </text:span><text:span text:style-name="T1">Kuntaliitto</text:span><text:span text:style-name="T1"> 11.00-11.15</text:span></text:p>
            <text:p text:style-name="P8"/>
            <text:p text:style-name="P7"><text:span text:style-name="T1">CitySDK</text:span><text:span text:style-name="T1"> / </text:span><text:span text:style-name="T1">Hanna</text:span><text:span text:style-name="T1"> </text:span><text:span text:style-name="T1">Niemi</text:span><text:span text:style-name="T1">-</text:span><text:span text:style-name="T1">Hugaerts</text:span><text:span text:style-name="T1"> 11.15-11.30</text:span></text:p>
            <text:p text:style-name="P8"/>
            <text:p text:style-name="P7"><text:span text:style-name="T1">6</text:span><text:span text:style-name="T1">Aika</text:span><text:span text:style-name="T1"> -</text:span><text:span text:style-name="T1">ohjelma</text:span><text:span text:style-name="T1"> / </text:span><text:span text:style-name="T1">Ville</text:span><text:span text:style-name="T1"> </text:span><text:span text:style-name="T1">Meloni</text:span><text:span text:style-name="T1">?</text:span></text:p>
            <text:p text:style-name="P8"/>
            <text:p text:style-name="P7"><text:span text:style-name="T1">Lappeenranta</text:span><text:span text:style-name="T1">? </text:span><text:span text:style-name="T1">Kuopio</text:span><text:span text:style-name="T1">? / </text:span><text:span text:style-name="T1">kysytty</text:span></text:p>
            <text:p text:style-name="P8"/>
            <text:p text:style-name="P7"><text:span text:style-name="T1">11.40 - 12.00 </text:span><text:span text:style-name="T1">Avoin</text:span><text:span text:style-name="T1"> </text:span><text:span text:style-name="T1">kunta</text:span><text:span text:style-name="T1"> - </text:span><text:span text:style-name="T1">avoin</text:span><text:span text:style-name="T1"> </text:span><text:span text:style-name="T1">tie</text:span><text:span text:style-name="T1"> </text:span><text:span text:style-name="T1">parempiin</text:span><text:span text:style-name="T1"> </text:span><text:span text:style-name="T1">palveluihin</text:span><text:span text:style-name="T1"> </text:span><text:span text:style-name="T1">kustannustehokkaasti</text:span><text:span text:style-name="T1"> / </text:span><text:span text:style-name="T1">Jyrki</text:span><text:span text:style-name="T1"> </text:span><text:span text:style-name="T1">Koskinen</text:span><text:span text:style-name="T1">, </text:span><text:span text:style-name="T1">COSS</text:span><text:span text:style-name="T1"> <text:s/></text:span></text:p>
          </table:table-cell>
          <table:table-cell table:style-name="Table1.A1" office:value-type="string">
            <text:p text:style-name="P7"><text:span text:style-name="T1">Alakerran</text:span><text:span text:style-name="T1"> </text:span><text:span text:style-name="T1">tila</text:span><text:span text:style-name="T1"> - </text:span><text:span text:style-name="T1">TRACK</text:span><text:span text:style-name="T1"> 2: <text:line-break/></text:span><text:span text:style-name="T1">Kehittäjät</text:span><text:span text:style-name="T1">, </text:span><text:span text:style-name="T1">sovellukset</text:span><text:span text:style-name="T1"> </text:span><text:span text:style-name="T1">ja</text:span><text:span text:style-name="T1"> </text:span><text:span text:style-name="T1">innovaatiot</text:span></text:p>
            <text:p text:style-name="P8"/>
            <text:p text:style-name="P7"><text:span text:style-name="T1">10.30 - 11.00 </text:span><text:span text:style-name="T1">Avoin</text:span><text:span text:style-name="T1"> </text:span><text:span text:style-name="T1">data</text:span><text:span text:style-name="T1"> </text:span><text:span text:style-name="T1">matkailuyrityksen</text:span><text:span text:style-name="T1"> </text:span><text:span text:style-name="T1">liiketoiminnassa</text:span><text:span text:style-name="T1"> </text:span><text:span text:style-name="T1">ja</text:span><text:span text:style-name="T1"> </text:span><text:span text:style-name="T1">matkailualan</text:span><text:span text:style-name="T1"> </text:span><text:span text:style-name="T1">kehittämisessä</text:span><text:span text:style-name="T1"> / </text:span><text:span text:style-name="T1">Juho</text:span><text:span text:style-name="T1"> </text:span><text:span text:style-name="T1">Pesonen</text:span><text:span text:style-name="T1">, </text:span><text:span text:style-name="T1">Itä</text:span><text:span text:style-name="T1">-</text:span><text:span text:style-name="T1">Suomen</text:span><text:span text:style-name="T1"> </text:span><text:span text:style-name="T1">yliopisto</text:span></text:p>
            <text:p text:style-name="P8"/>
            <text:p text:style-name="P7"><text:span text:style-name="T1">11.00 - 11.15 </text:span><text:span text:style-name="T1">Avoimesta</text:span><text:span text:style-name="T1"> </text:span><text:span text:style-name="T1">datasta</text:span><text:span text:style-name="T1"> </text:span><text:span text:style-name="T1">liiketoimintaa</text:span><text:span text:style-name="T1"> / </text:span><text:span text:style-name="T1">Tommi</text:span><text:span text:style-name="T1"> </text:span><text:span text:style-name="T1">Kainulainen</text:span><text:span text:style-name="T1">, </text:span><text:span text:style-name="T1">Observis</text:span><text:span text:style-name="T1"> </text:span><text:span text:style-name="T1">Oy</text:span></text:p>
            <text:p text:style-name="P8"/>
            <text:p text:style-name="P7"><text:span text:style-name="T1">11.15 - 11.30 </text:span><text:span text:style-name="T1">Avoimet</text:span><text:span text:style-name="T1"> </text:span><text:span text:style-name="T1">rajapinnat</text:span><text:span text:style-name="T1"> (</text:span><text:span text:style-name="T1">API</text:span><text:span text:style-name="T1">) </text:span><text:span text:style-name="T1">ja</text:span><text:span text:style-name="T1"> </text:span><text:span text:style-name="T1">API</text:span><text:span text:style-name="T1"> </text:span><text:span text:style-name="T1">Hackathonin</text:span><text:span text:style-name="T1"> 11.10.2014 </text:span><text:span text:style-name="T1">esittely</text:span><text:span text:style-name="T1"> / </text:span><text:span text:style-name="T1">Mikko</text:span><text:span text:style-name="T1"> </text:span><text:span text:style-name="T1">Lampi</text:span><text:span text:style-name="T1">, </text:span><text:span text:style-name="T1">MAMK</text:span><text:span text:style-name="T1"> </text:span><text:span text:style-name="T1">ja</text:span><text:span text:style-name="T1"> </text:span><text:span text:style-name="T1">Heikki</text:span><text:span text:style-name="T1"> </text:span><text:span text:style-name="T1">Kurhinen</text:span><text:span text:style-name="T1">, </text:span><text:span text:style-name="T1">Mikkelin</text:span><text:span text:style-name="T1"> </text:span><text:span text:style-name="T1">kaupunki</text:span></text:p>
            <text:p text:style-name="P8"/>
            <text:p text:style-name="P7"><text:span text:style-name="T1">11.30 - 12.00 </text:span><text:span text:style-name="T1">Sovelluksia</text:span><text:span text:style-name="T1"> </text:span><text:span text:style-name="T1">ja</text:span><text:span text:style-name="T1"> </text:span><text:span text:style-name="T1">viisautta</text:span><text:span text:style-name="T1"> </text:span><text:span text:style-name="T1">avoimesta</text:span><text:span text:style-name="T1"> </text:span><text:span text:style-name="T1">tekstidatasta</text:span><text:span text:style-name="T1"> / </text:span><text:span text:style-name="T1">Timo</text:span><text:span text:style-name="T1"> </text:span><text:span text:style-name="T1">Honkela</text:span><text:span text:style-name="T1">, </text:span><text:span text:style-name="T1">Helsingin</text:span><text:span text:style-name="T1"> </text:span><text:span text:style-name="T1">Yliopisto</text:span><text:span text:style-name="T1">, </text:span><text:span text:style-name="T1">Kansalliskirjasto</text:span></text:p>
          </table:table-cell>
        </table:table-row>
      </table:table>
      <text:p text:style-name="P3"/>
      <text:p text:style-name="P6">------------------------------------------------------------------------------------------------------------------</text:p>
      <text:p text:style-name="P3"><text:span text:style-name="T9">Työpaja</text:span><text:span text:style-name="T9"> 1: </text:span><text:span text:style-name="T9">Avoin</text:span><text:span text:style-name="T9"> </text:span><text:span text:style-name="T9">kunta</text:span><text:span text:style-name="T9"> <text:s/>- </text:span><text:span text:style-name="T9">kiinni</text:span><text:span text:style-name="T9"> </text:span><text:span text:style-name="T9">veti</text:span><text:span text:style-name="T9">?</text:span><text:span text:style-name="T8"> </text:span><text:span text:style-name="T9">/ </text:span><text:span text:style-name="T9">Jyrki</text:span><text:span text:style-name="T9"> </text:span><text:span text:style-name="T9">Koskinen</text:span><text:span text:style-name="T9">, </text:span><text:span text:style-name="T9">COSS</text:span></text:p>
      <text:p text:style-name="P3"><text:span text:style-name="T10">Mitä</text:span><text:span text:style-name="T10"> </text:span><text:span text:style-name="T10">Avoin</text:span><text:span text:style-name="T10"> </text:span><text:span text:style-name="T10">kunta</text:span><text:span text:style-name="T10"> </text:span><text:span text:style-name="T10">tarkoittaa</text:span><text:span text:style-name="T10"> </text:span><text:span text:style-name="T10">ja</text:span><text:span text:style-name="T10"> </text:span><text:span text:style-name="T10">mitä</text:span><text:span text:style-name="T10"> </text:span><text:span text:style-name="T10">hyötyä</text:span><text:span text:style-name="T10"> </text:span><text:span text:style-name="T10">siitä</text:span><text:span text:style-name="T10"> </text:span><text:span text:style-name="T10">olisi</text:span><text:span text:style-name="T10">, </text:span><text:span text:style-name="T10">miten</text:span><text:span text:style-name="T10"> </text:span><text:span text:style-name="T10">lähteä</text:span><text:span text:style-name="T10"> </text:span><text:span text:style-name="T10">liikkeelle</text:span><text:span text:style-name="T10">? </text:span><text:span text:style-name="T10">Tekstiä</text:span><text:span text:style-name="T10"> </text:span><text:span text:style-name="T10">tulee</text:span><text:span text:style-name="T10"> </text:span><text:span text:style-name="T10">Jyrkiltä</text:span><text:span text:style-name="T10">, </text:span><text:span text:style-name="T10">kunhan</text:span><text:span text:style-name="T10"> </text:span><text:span text:style-name="T10">on</text:span><text:span text:style-name="T10"> </text:span><text:span text:style-name="T10">jutellut</text:span><text:span text:style-name="T10"> </text:span><text:span text:style-name="T10">Juha</text:span><text:span text:style-name="T10"> </text:span><text:span text:style-name="T10">Ropposen</text:span><text:span text:style-name="T10"> </text:span><text:span text:style-name="T10">kanssa</text:span><text:span text:style-name="T10"> </text:span><text:span text:style-name="T10">sisällöstä</text:span><text:span text:style-name="T10">. </text:span></text:p>
      <text:p text:style-name="P6"/>
      <text:p text:style-name="P3"><text:span text:style-name="T9">Työpaja</text:span><text:span text:style-name="T9"> 2: </text:span><text:span text:style-name="T9">Tekijänoikeudet</text:span><text:span text:style-name="T9"> </text:span><text:span text:style-name="T9">ja</text:span><text:span text:style-name="T9"> </text:span><text:span text:style-name="T9">lisenssit</text:span><text:span text:style-name="T9"> </text:span><text:span text:style-name="T9">/ </text:span><text:span text:style-name="T9">Vesa</text:span><text:span text:style-name="T9"> </text:span><text:span text:style-name="T9">Linja</text:span><text:span text:style-name="T9">-</text:span><text:span text:style-name="T9">aho</text:span><text:span text:style-name="T9">, </text:span><text:span text:style-name="T9">Metropolia</text:span><text:span text:style-name="T9"> </text:span></text:p>
      <text:p text:style-name="P3"><text:span text:style-name="T10">Tähän</text:span><text:span text:style-name="T10"> </text:span><text:span text:style-name="T10">olisi</text:span><text:span text:style-name="T10"> </text:span><text:span text:style-name="T10">hyvä</text:span><text:span text:style-name="T10"> </text:span><text:span text:style-name="T10">saada</text:span><text:span text:style-name="T10"> </text:span><text:span text:style-name="T10">sellainen</text:span><text:span text:style-name="T10"> </text:span><text:span text:style-name="T10">sisältö</text:span><text:span text:style-name="T10">/</text:span><text:span text:style-name="T10">lähestymistapa</text:span><text:span text:style-name="T10">, </text:span><text:span text:style-name="T10">mikä</text:span><text:span text:style-name="T10"> </text:span><text:span text:style-name="T10">houkuttaa</text:span><text:span text:style-name="T10"> </text:span><text:span text:style-name="T10">paikalliset</text:span><text:span text:style-name="T10"> </text:span><text:span text:style-name="T10">muistiorganisaatiot</text:span><text:span text:style-name="T10"> </text:span><text:span text:style-name="T10">paikalle</text:span><text:span text:style-name="T10"> :)</text:span></text:p>
      <text:p text:style-name="P6"/>
      <text:p text:style-name="P3"><text:span text:style-name="T9">Työpaja</text:span><text:span text:style-name="T9"> 3: <text:s/></text:span><text:span text:style-name="T9">Avoin</text:span><text:span text:style-name="T9"> </text:span><text:span text:style-name="T9">tekstitieto</text:span><text:span text:style-name="T9"> </text:span><text:span text:style-name="T9">ja</text:span><text:span text:style-name="T9"> </text:span><text:span text:style-name="T9">hyvinvoiva</text:span><text:span text:style-name="T9"> </text:span><text:span text:style-name="T9">Mikkeli</text:span><text:span text:style-name="T9"> / </text:span><text:span text:style-name="T9">Timo</text:span><text:span text:style-name="T9"> </text:span><text:span text:style-name="T9">Honkela</text:span><text:span text:style-name="T9">, </text:span><text:span text:style-name="T9">Kansalliskirjasto</text:span></text:p>
      <text:p text:style-name="P3"><text:span text:style-name="T8">Mikkelin</text:span><text:span text:style-name="T8"> </text:span><text:span text:style-name="T8">kaupunkistrategian</text:span><text:span text:style-name="T8"> </text:span><text:span text:style-name="T8">rakentaminen</text:span><text:span text:style-name="T8"> </text:span><text:span text:style-name="T8">on</text:span><text:span text:style-name="T8"> </text:span><text:span text:style-name="T8">perustunut</text:span><text:span text:style-name="T8"> </text:span><text:span text:style-name="T8">kolmeen</text:span><text:span text:style-name="T8"> </text:span><text:span text:style-name="T8">näkökulmaan</text:span><text:span text:style-name="T8">, </text:span><text:span text:style-name="T8">jotka</text:span><text:span text:style-name="T8"> </text:span><text:span text:style-name="T8">ovat</text:span><text:span text:style-name="T8"> 1) </text:span><text:span text:style-name="T8">asukkaiden</text:span><text:span text:style-name="T8">, 2) </text:span><text:span text:style-name="T8">elinkeinojen</text:span><text:span text:style-name="T8"> </text:span><text:span text:style-name="T8">ja</text:span><text:span text:style-name="T8"> 3) </text:span><text:span text:style-name="T8">luonnon</text:span><text:span text:style-name="T8"> </text:span><text:span text:style-name="T8">ja</text:span><text:span text:style-name="T8"> </text:span><text:span text:style-name="T8">ympäristön</text:span><text:span text:style-name="T8"> </text:span><text:span text:style-name="T8">hyvinvointi</text:span><text:span text:style-name="T8">. </text:span><text:span text:style-name="T8">On</text:span><text:span text:style-name="T8"> </text:span><text:span text:style-name="T8">haluttu</text:span><text:span text:style-name="T8"> </text:span><text:span text:style-name="T8">korostaa</text:span><text:span text:style-name="T8"> </text:span><text:span text:style-name="T8">asukkaiden</text:span><text:span text:style-name="T8"> </text:span><text:span text:style-name="T8">aktiivista</text:span><text:span text:style-name="T8"> </text:span><text:span text:style-name="T8">osallistumista</text:span><text:span text:style-name="T8"> </text:span><text:span text:style-name="T8">hyvinvoinnin</text:span><text:span text:style-name="T8"> </text:span><text:span text:style-name="T8">tuottamiseen</text:span><text:span text:style-name="T8">. <text:s/></text:span><text:span text:style-name="T8">Digitaalisuus</text:span><text:span text:style-name="T8"> </text:span><text:span text:style-name="T8">on</text:span><text:span text:style-name="T8"> </text:span><text:span text:style-name="T8">nähty</text:span><text:span text:style-name="T8"> </text:span><text:span text:style-name="T8">yhtenä</text:span><text:span text:style-name="T8"> </text:span><text:span text:style-name="T8">tärkeänä</text:span><text:span text:style-name="T8"> </text:span><text:span text:style-name="T8">osallistumisen</text:span><text:span text:style-name="T8"> </text:span><text:span text:style-name="T8">ja</text:span><text:span text:style-name="T8"> </text:span><text:span text:style-name="T8">hyvinvoinnin</text:span><text:span text:style-name="T8"> </text:span><text:span text:style-name="T8">tuottamisen</text:span><text:span text:style-name="T8"> </text:span><text:span text:style-name="T8">mahdollistajana</text:span><text:span text:style-name="T8">. </text:span><text:span text:style-name="T8">Mikkelin</text:span><text:span text:style-name="T8"> </text:span><text:span text:style-name="T8">kaupunkistrategiassa</text:span><text:span text:style-name="T8"> </text:span><text:span text:style-name="T8">on</text:span><text:span text:style-name="T8"> </text:span><text:span text:style-name="T8">kuvattu</text:span><text:span text:style-name="T8"> </text:span><text:span text:style-name="T8">yksityiskohtaisesti</text:span><text:span text:style-name="T8"> </text:span><text:span text:style-name="T8">edellä</text:span><text:span text:style-name="T8"> </text:span><text:span text:style-name="T8">mainittujen</text:span><text:span text:style-name="T8"> </text:span><text:span text:style-name="T8">kolmen</text:span><text:span text:style-name="T8"> </text:span><text:span text:style-name="T8">näkökulman</text:span><text:span text:style-name="T8"> </text:span><text:span text:style-name="T8">yksityiskohtia</text:span><text:span text:style-name="T8">. </text:span><text:span text:style-name="T8">Työpajassa</text:span><text:span text:style-name="T8"> </text:span><text:span text:style-name="T8">käsitellään</text:span><text:span text:style-name="T8"> </text:span><text:span text:style-name="T8">sitä</text:span><text:span text:style-name="T8">, </text:span><text:span text:style-name="T8">minkälaisten</text:span><text:span text:style-name="T8"> </text:span><text:span text:style-name="T8">tekstimuotoisten</text:span><text:span text:style-name="T8"> </text:span><text:span text:style-name="T8">aineistojen</text:span><text:span text:style-name="T8"> </text:span><text:span text:style-name="T8">tuominen</text:span><text:span text:style-name="T8"> </text:span><text:span text:style-name="T8">avoimeen</text:span><text:span text:style-name="T8"> </text:span><text:span text:style-name="T8">käyttöön</text:span><text:span text:style-name="T8"> </text:span><text:span text:style-name="T8">sekä</text:span><text:span text:style-name="T8"> </text:span><text:span text:style-name="T8">analysointi</text:span><text:span text:style-name="T8"> </text:span><text:span text:style-name="T8">ja</text:span><text:span text:style-name="T8"> </text:span><text:span text:style-name="T8">hyödyntäminen</text:span><text:span text:style-name="T8"> </text:span><text:span text:style-name="T8">uudenlaisilla</text:span><text:span text:style-name="T8"> </text:span><text:span text:style-name="T8">tavoilla</text:span><text:span text:style-name="T8"> </text:span><text:span text:style-name="T8">voi</text:span><text:span text:style-name="T8"> </text:span><text:span text:style-name="T8">edistää</text:span><text:span text:style-name="T8"> </text:span><text:span text:style-name="T8">hyvinvointia</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rebuchet MS" svg:font-family="'Trebuchet M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5in" fo:margin-top="0.5in" fo:margin-bottom="0.5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2</meta:editing-cycles>
    <dc:date>2014-09-23T12:20:43</dc:date>
    <meta:editing-duration>P0D</meta:editing-duration>
    <meta:document-statistic meta:table-count="1" meta:image-count="0" meta:object-count="0" meta:page-count="3" meta:paragraph-count="100" meta:word-count="936" meta:character-count="7336" meta:non-whitespace-character-count="6497"/>
  </office:meta>
</office:document-meta>
</file>